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3.1cm"/>
    </style:style>
    <style:style style:name="gr2" style:family="graphic" style:parent-style-name="standard">
      <style:graphic-properties draw:stroke="none" draw:fill="none" fo:min-height="0.532cm"/>
    </style:style>
    <style:style style:name="gr3" style:family="graphic" style:parent-style-name="standard">
      <style:graphic-properties draw:stroke="none" draw:fill="none" fo:min-height="0.74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75cm" fo:min-width="3.1cm"/>
    </style:style>
    <style:style style:name="gr5" style:family="graphic" style:parent-style-name="standard">
      <style:graphic-properties draw:stroke="none" draw:fill="none" fo:min-height="0.941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draw:fill="none" fo:min-height="0.471cm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stroke="none" draw:fill="none" fo:min-height="1.481cm"/>
    </style:style>
    <style:style style:name="gr10" style:family="graphic" style:parent-style-name="standard">
      <style:graphic-properties draw:marker-end="Squar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75cm" fo:min-width="4.3cm"/>
    </style:style>
    <style:style style:name="gr12" style:family="graphic" style:parent-style-name="standard">
      <style:graphic-properties draw:marker-start="" draw:marker-end="Arrow" draw:textarea-vertical-align="middle"/>
    </style:style>
    <style:style style:name="gr13" style:family="graphic" style:parent-style-name="standard">
      <style:graphic-properties draw:marker-start="Arrow" draw:marker-end="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="none"/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0" draw:id="id10" draw:layer="layout" svg:width="3.6cm" svg:height="2cm" svg:x="1.2cm" svg:y="0.6cm">
          <text:p text:style-name="P1"><text:span text:style-name="T1">ResponseTimer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12" draw:id="id12" draw:layer="layout" svg:width="10.8cm" svg:height="0.782cm" svg:x="9.4cm" svg:y="0.618cm">
          <draw:text-box>
            <text:p text:style-name="P1"><text:span text:style-name="T1">Leave Dock? Draws small icons and then sleeps</text:span></text:p>
          </draw:text-box>
        </draw:frame>
        <draw:frame draw:style-name="gr3" draw:text-style-name="P3" xml:id="id3" draw:id="id3" draw:layer="layout" svg:width="8.6cm" svg:height="1.191cm" svg:x="9.4cm" svg:y="1.809cm">
          <draw:text-box>
            <text:p text:style-name="P1"><text:span text:style-name="T1">Enters Dock? Initiate animate timer and activate slide in</text:span></text:p>
          </draw:text-box>
        </draw:frame>
        <draw:custom-shape draw:style-name="gr4" draw:text-style-name="P4" xml:id="id9" draw:id="id9" draw:layer="layout" svg:width="3.6cm" svg:height="2cm" svg:x="1.4cm" svg:y="5.6cm">
          <text:p text:style-name="P1"><text:span text:style-name="T1">AnimateTimer</text:span></text:p>
          <draw:enhanced-geometry svg:viewBox="0 0 21600 21600" draw:type="rectangle" draw:enhanced-path="M 0 0 L 21600 0 21600 21600 0 21600 0 0 Z N"/>
        </draw:custom-shape>
        <draw:frame draw:style-name="gr5" draw:text-style-name="P3" xml:id="id1" draw:id="id1" draw:layer="layout" svg:width="9.767cm" svg:height="1.191cm" svg:x="9.433cm" svg:y="5.714cm">
          <draw:text-box>
            <text:p text:style-name="P1"><text:span text:style-name="T1">Redraws small and then the large icons on a much faster interval</text:span></text:p>
          </draw:text-box>
        </draw:frame>
        <draw:connector draw:style-name="gr6" draw:text-style-name="P5" draw:layer="layout" svg:x1="14.316cm" svg:y1="6.905cm" svg:x2="13.9cm" svg:y2="8.279cm" draw:start-shape="id1" draw:end-shape="id2" draw:end-glue-point="0" svg:d="M14316 6905v687h-416v687" svg:viewBox="0 0 417 1375">
          <text:p/>
        </draw:connector>
        <draw:frame draw:style-name="gr7" draw:text-style-name="P3" xml:id="id2" draw:id="id2" draw:layer="layout" svg:width="8.6cm" svg:height="1.191cm" svg:x="9.6cm" svg:y="8.279cm">
          <draw:text-box>
            <text:p text:style-name="P1"><text:span text:style-name="T1">UpdateLayeredWindow funcblend32bpp Fade only</text:span></text:p>
          </draw:text-box>
        </draw:frame>
        <draw:custom-shape draw:style-name="gr4" draw:text-style-name="P4" xml:id="id4" draw:id="id4" draw:layer="layout" svg:width="3.6cm" svg:height="2cm" svg:x="1.433cm" svg:y="10.734cm">
          <text:p text:style-name="P1"><text:span text:style-name="T1"><text:s text:c="3"/></text:span><text:span text:style-name="T1">Slider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3.6cm" svg:height="2cm" svg:x="1.4cm" svg:y="13.6cm">
          <text:p text:style-name="P1"><text:span text:style-name="T1">AutohideChecker</text:span><text:span text:style-name="T1"><text:line-break/></text:span><text:span text:style-name="T1"> <text:s text:c="6"/>Timer</text:span></text:p>
          <draw:enhanced-geometry svg:viewBox="0 0 21600 21600" draw:type="rectangle" draw:enhanced-path="M 0 0 L 21600 0 21600 21600 0 21600 0 0 Z N"/>
        </draw:custom-shape>
        <draw:frame draw:style-name="gr5" draw:text-style-name="P3" xml:id="id8" draw:id="id8" draw:layer="layout" svg:width="8.8cm" svg:height="1.191cm" svg:x="9.2cm" svg:y="14.009cm">
          <draw:text-box>
            <text:p text:style-name="P1"><text:span text:style-name="T1">Initiates a slide out, a fade out or an instant transparent transformation</text:span></text:p>
          </draw:text-box>
        </draw:frame>
        <draw:connector draw:style-name="gr8" draw:text-style-name="P5" draw:layer="layout" draw:line-skew="2.3cm 3.6cm" svg:x1="18cm" svg:y1="2.404cm" svg:x2="3.233cm" svg:y2="10.734cm" draw:start-shape="id3" draw:start-glue-point="1" draw:end-shape="id4" draw:end-glue-point="0" svg:d="M18000 2404h2800v8063h-17567v267" svg:viewBox="0 0 17568 8331">
          <text:p/>
        </draw:connector>
        <draw:connector draw:style-name="gr8" draw:text-style-name="P5" draw:layer="layout" svg:x1="1.4cm" svg:y1="14.6cm" svg:x2="1.433cm" svg:y2="11.734cm" draw:start-shape="id5" draw:start-glue-point="3" draw:end-shape="id4" draw:end-glue-point="3" svg:d="M1400 14600h-501v-2866h534" svg:viewBox="0 0 535 2867">
          <text:p/>
        </draw:connector>
        <draw:custom-shape draw:style-name="gr4" draw:text-style-name="P4" xml:id="id6" draw:id="id6" draw:layer="layout" svg:width="3.6cm" svg:height="2cm" svg:x="1.4cm" svg:y="18.2cm">
          <text:p text:style-name="P1"><text:span text:style-name="T1">AutoFadeTimer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3.2cm" svg:y1="15.6cm" svg:x2="3.2cm" svg:y2="18.2cm" draw:start-shape="id5" draw:end-shape="id6" draw:end-glue-point="0" svg:d="M3200 15600v2600" svg:viewBox="0 0 1 2601">
          <text:p/>
        </draw:connector>
        <draw:frame draw:style-name="gr7" draw:text-style-name="P3" xml:id="id13" draw:id="id13" draw:layer="layout" svg:width="8.6cm" svg:height="1.191cm" svg:x="9.6cm" svg:y="18.609cm">
          <draw:text-box>
            <text:p text:style-name="P1"><text:span text:style-name="T1">Carries out a fade in or out by dynamically modifying the value of funcblend32bpp</text:span></text:p>
          </draw:text-box>
        </draw:frame>
        <draw:frame draw:style-name="gr9" draw:text-style-name="P3" xml:id="id7" draw:id="id7" draw:layer="layout" svg:width="11.4cm" svg:height="1.731cm" svg:x="9.6cm" svg:y="10.869cm">
          <draw:text-box>
            <text:p text:style-name="P1"><text:span text:style-name="T1">Carries out a slide out by dynamically incrementing the <text:s/>value of </text:span><text:span text:style-name="T2">modifiedamountToSlidePxls</text:span><text:span text:style-name="T1">, slide in by decrementing.</text:span></text:p>
          </draw:text-box>
        </draw:frame>
        <draw:connector draw:style-name="gr10" draw:text-style-name="P5" draw:layer="layout" svg:x1="5.033cm" svg:y1="11.734cm" svg:x2="9.6cm" svg:y2="11.734cm" draw:start-shape="id4" draw:start-glue-point="1" draw:end-shape="id7" draw:end-glue-point="3" svg:d="M5033 11734h4567" svg:viewBox="0 0 4568 1">
          <text:p/>
        </draw:connector>
        <draw:connector draw:style-name="gr10" draw:text-style-name="P5" draw:layer="layout" svg:x1="5cm" svg:y1="14.6cm" svg:x2="9.2cm" svg:y2="14.604cm" draw:start-shape="id5" draw:start-glue-point="1" draw:end-shape="id8" draw:end-glue-point="3" svg:d="M5000 14600h2101v4h2099" svg:viewBox="0 0 4201 5">
          <text:p/>
        </draw:connector>
        <draw:connector draw:style-name="gr10" draw:text-style-name="P5" draw:layer="layout" svg:x1="5cm" svg:y1="6.6cm" svg:x2="9.433cm" svg:y2="6.309cm" draw:start-shape="id9" draw:start-glue-point="1" draw:end-shape="id1" draw:end-glue-point="3" svg:d="M5000 6600h2217v-291h2216" svg:viewBox="0 0 4434 292">
          <text:p/>
        </draw:connector>
        <draw:connector draw:style-name="gr10" draw:text-style-name="P5" xml:id="id11" draw:id="id11" draw:layer="layout" svg:x1="4.8cm" svg:y1="1.6cm" svg:x2="9.4cm" svg:y2="2.404cm" draw:start-shape="id10" draw:start-glue-point="1" draw:end-shape="id3" draw:end-glue-point="3" svg:d="M4800 1600h2301v804h2299" svg:viewBox="0 0 4601 805">
          <text:p/>
        </draw:connector>
        <draw:connector draw:style-name="gr10" draw:text-style-name="P5" draw:layer="layout" svg:x1="7.101cm" svg:y1="2.002cm" svg:x2="9.4cm" svg:y2="1.009cm" draw:start-shape="id11" draw:start-glue-point="0" draw:end-shape="id12" draw:end-glue-point="3" svg:d="M7101 2002v-993h2299" svg:viewBox="0 0 2300 994">
          <text:p/>
        </draw:connector>
        <draw:connector draw:style-name="gr10" draw:text-style-name="P5" draw:layer="layout" svg:x1="5cm" svg:y1="19.2cm" svg:x2="9.6cm" svg:y2="19.204cm" draw:start-shape="id6" draw:start-glue-point="1" draw:end-shape="id13" draw:end-glue-point="3" svg:d="M5000 19200h2301v4h2299" svg:viewBox="0 0 4601 5">
          <text:p/>
        </draw:connector>
        <draw:connector draw:style-name="gr10" draw:text-style-name="P5" draw:layer="layout" svg:x1="13.7cm" svg:y1="3cm" svg:x2="1.4cm" svg:y2="6.6cm" draw:start-shape="id3" draw:start-glue-point="2" draw:end-shape="id9" draw:end-glue-point="3" svg:d="M13700 3000v1300h-12801v2300h501" svg:viewBox="0 0 12802 3601">
          <text:p/>
        </draw:connector>
        <draw:connector draw:style-name="gr6" draw:text-style-name="P5" draw:layer="layout" draw:line-skew="-0.499cm" svg:x1="1.4cm" svg:y1="19.2cm" svg:x2="9.6cm" svg:y2="8.874cm" draw:start-shape="id6" draw:start-glue-point="3" draw:end-shape="id2" draw:end-glue-point="3" svg:d="M1400 19200h-1000v-10326h9200" svg:viewBox="0 0 9201 10327">
          <text:p/>
        </draw:connector>
        <draw:custom-shape draw:style-name="gr11" draw:text-style-name="P2" xml:id="id14" draw:id="id14" draw:layer="layout" svg:width="4.8cm" svg:height="2cm" svg:x="22.2cm" svg:y="5.4cm">
          <text:p text:style-name="P1"><text:span text:style-name="T1">drawSmallStaticIcons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20.2cm" svg:y1="1.009cm" svg:x2="24.6cm" svg:y2="5.4cm" draw:start-shape="id12" draw:start-glue-point="1" draw:end-shape="id14" draw:end-glue-point="0" svg:d="M20200 1009h4400v4391" svg:viewBox="0 0 4401 4392">
          <text:p/>
        </draw:connector>
        <draw:connector draw:style-name="gr13" draw:text-style-name="P5" draw:layer="layout" svg:x1="24.6cm" svg:y1="7.4cm" svg:x2="21cm" svg:y2="11.734cm" draw:start-shape="id14" draw:start-glue-point="2" draw:end-shape="id7" draw:end-glue-point="1" svg:d="M24600 7400v4334h-3600" svg:viewBox="0 0 3601 4335">
          <text:p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1:13:28.094000000</meta:creation-date>
    <dc:date>2020-09-28T13:02:09.279000000</dc:date>
    <meta:editing-duration>PT1H28M12S</meta:editing-duration>
    <meta:editing-cycles>13</meta:editing-cycles>
    <meta:generator>LibreOffice/5.3.1.2$Windows_X86_64 LibreOffice_project/e80a0e0fd1875e1696614d24c32df0f95f03deb2</meta:generator>
    <meta:document-statistic meta:object-count="50"/>
  </office:meta>
</office:document-meta>
</file>